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Normal" style:family="paragraph">
      <style:paragraph-properties fo:text-indent="0.4916in"/>
    </style:style>
    <style:style style:name="P3" style:parent-style-name="Normal" style:family="paragraph">
      <style:paragraph-properties fo:text-indent="0.4916in"/>
    </style:style>
    <style:style style:name="P4" style:parent-style-name="Normal" style:family="paragraph">
      <style:paragraph-properties fo:text-indent="0.4916in"/>
    </style:style>
    <style:style style:name="P5" style:parent-style-name="Normal" style:family="paragraph">
      <style:paragraph-properties fo:margin-left="0.4916in">
        <style:tab-stops/>
      </style:paragraph-properties>
    </style:style>
    <style:style style:name="P6" style:parent-style-name="Normal" style:family="paragraph">
      <style:paragraph-properties fo:margin-left="0.4916in">
        <style:tab-stops/>
      </style:paragraph-properties>
    </style:style>
    <style:style style:name="P7" style:parent-style-name="Normal" style:family="paragraph">
      <style:paragraph-properties fo:margin-left="0.4916in">
        <style:tab-stops/>
      </style:paragraph-properties>
    </style:style>
    <style:style style:name="P8" style:parent-style-name="Normal" style:family="paragraph">
      <style:paragraph-properties fo:margin-left="0.4916in">
        <style:tab-stops/>
      </style:paragraph-properties>
    </style:style>
    <style:style style:name="P9" style:parent-style-name="Normal" style:family="paragraph">
      <style:paragraph-properties fo:margin-left="0.4916in">
        <style:tab-stops/>
      </style:paragraph-properties>
    </style:style>
    <style:style style:name="P10" style:parent-style-name="Normal" style:family="paragraph">
      <style:paragraph-properties fo:margin-left="0.4916in">
        <style:tab-stops/>
      </style:paragraph-properties>
    </style:style>
    <style:style style:name="P11" style:parent-style-name="Normal" style:family="paragraph">
      <style:paragraph-properties fo:margin-left="0.4916in">
        <style:tab-stops/>
      </style:paragraph-properties>
    </style:style>
  </office:automatic-styles>
  <office:body>
    <office:text text:use-soft-page-breaks="true">
      <text:p text:style-name="P1">Relacional</text:p>
      <text:p text:style-name="Normal"/>
      <text:p text:style-name="Normal">Tabla Tarjeta (</text:p>
      <text:p text:style-name="P2">Numero INT PK;</text:p>
      <text:p text:style-name="P3">Vencimiento Varchar</text:p>
      <text:p text:style-name="P4">)</text:p>
      <text:p text:style-name="Normal">Tabla Usuario (</text:p>
      <text:p text:style-name="P5">Nombre Varchar;</text:p>
      <text:p text:style-name="P6">Email Varchar PK;</text:p>
      <text:p text:style-name="P7">Contrasena Varchar;</text:p>
      <text:p text:style-name="P8">Direccion Varchar;</text:p>
      <text:p text:style-name="P9">Vip Boolean;</text:p>
      <text:p text:style-name="P10">Tipo Varchar;</text:p>
      <text:p text:style-name="P11">Tarjeta INT (Tarjeta) FK;</text:p>
      <text:p text:style-name="Normal">)</text:p>
      <text:p text:style-name="Normal">Tabla Pedido(</text:p>
      <text:p text:style-name="Normal"><text:tab/>Id INT PK<text:s/>[Auto Increment];</text:p>
      <text:p text:style-name="Normal"><text:tab/>Precio money;</text:p>
      <text:p text:style-name="Normal"><text:tab/>Fecha Varchar;</text:p>
      <text:p text:style-name="Normal"><text:tab/>Email Varchar FK;</text:p>
      <text:p text:style-name="Normal">)</text:p>
      <text:p text:style-name="Normal">Tabla Item(</text:p>
      <text:p text:style-name="Normal"><text:tab/>Referencia INT PK;</text:p>
      <text:p text:style-name="Normal"><text:tab/>Precio Double;</text:p>
      <text:p text:style-name="Normal"><text:tab/>URLImagen Varchar;</text:p>
      <text:p text:style-name="Normal">)</text:p>
      <text:p text:style-name="Normal">Tabla CD(</text:p>
      <text:p text:style-name="Normal"><text:tab/>Referencia (Item) PK;</text:p>
      <text:p text:style-name="Normal"><text:tab/>Titulo Varchar;</text:p>
      <text:p text:style-name="Normal"><text:tab/>Autor <text:s/>Varchar;</text:p>
      <text:p text:style-name="Normal"><text:tab/>Ano Varchar;</text:p>
      <text:soft-page-break/>
      <text:p text:style-name="Normal">)</text:p>
      <text:p text:style-name="Normal"/>
      <text:p text:style-name="Normal">Tabla ItemsPedido(</text:p>
      <text:p text:style-name="Normal"><text:tab/>Id (Pedido) INT PK_FK;</text:p>
      <text:p text:style-name="Normal"><text:tab/>Referencia (Item) INT PK_FK<text:s/></text:p>
      <text:p text:style-name="Normal"><text:tab/>Cantidad INT;</text:p>
      <text:p text:style-name="Normal">)</text:p>
      <text:p text:style-name="Normal">Tabla Inventario(</text:p>
      <text:p text:style-name="Normal"><text:tab/>Referencia Varchar (Item) PK-FK;</text:p>
      <text:p text:style-name="Normal"><text:tab/>Stock INT;</text:p>
      <text:p text:style-name="Normal">)</text:p>
      <text:p text:style-name="Normal">Tabla valoracion(</text:p>
      <text:p text:style-name="Normal"><text:tab/>Email varchar PK_FK(Usuario);</text:p>
      <text:p text:style-name="Normal"><text:tab/>Referencia int PK_FK(item);</text:p>
      <text:p text:style-name="Normal"><text:tab/>Valoración int(5);</text:p>
      <text:p text:style-name="Normal"><text:tab/>Comentario varchar();</text:p>
      <text:p text:style-name="Normal">)</text:p>
      <text:p text:style-name="Normal"/>
      <text:h text:style-name="Título2" text:outline-level="2">Ejemplos:</text:h>
      <text:p text:style-name="Normal"/>
      <text:p text:style-name="Normal">insert into projectdawa.tarjeta values ('1111111111111111','12/21');</text:p>
      <text:p text:style-name="Normal">insert into projectdawa.tarjeta values ('2222222222222222','12/21');</text:p>
      <text:p text:style-name="Normal">insert into projectdawa.tarjeta values ('3333333333333333','12/21');</text:p>
      <text:p text:style-name="Normal">insert into projectdawa.tarjeta values ('4444444444444444','12/21');</text:p>
      <text:p text:style-name="Normal">insert into projectdawa.tarjeta values ('5555555555555555','12/21');</text:p>
      <text:p text:style-name="Normal"/>
      <text:p text:style-name="Normal"/>
      <text:p text:style-name="Normal">insert into<text:s/>projectdawa.usuario values('Admin','admin@mail.com','1234','falsa 1234', null,'admin','5555555555555555' );</text:p>
      <text:p text:style-name="Normal"/>
      <text:p text:style-name="Normal">insert into projectdawa.usuario (Nombre,Email,Contrasena,Direccion,VIP,Tarjeta)values('Miguel','miguel@mail.com','1111','falsa 1234',1,'1111111111111111' );</text:p>
      <text:soft-page-break/>
      <text:p text:style-name="Normal">insert into projectdawa.usuario (Nombre,Email,Contrasena,Direccion,VIP,Tarjeta)values('Raquel','ra@mail.com','1111','falsa 1234', 1,'2222222222222222' );</text:p>
      <text:p text:style-name="Normal">insert into projectdawa.usuario (Nombre,Email,Contrasena,Direccion,Tarjeta)values('Carlos','carlos@mail.com','1111','falsa 1234','3333333333333333' );</text:p>
      <text:p text:style-name="Normal">insert into projectdawa.usuario (Nombre,Email,Contrasena,Direccion,Tarjeta)values('Fernando','fer@mail.com','1111','falsa 1234','4444444444444444' );</text:p>
      <text:p text:style-name="Normal"/>
      <text:p text:style-name="Normal"/>
      <text:p text:style-name="Normal">insert into projectdawa.item values(1,'3.5');</text:p>
      <text:p text:style-name="Normal">insert into projectdawa.item values(2,'3.5');</text:p>
      <text:p text:style-name="Normal">insert into projectdawa.item values(3,'4.60');</text:p>
      <text:p text:style-name="Normal">insert into projectdawa.item values(4,'13.2');</text:p>
      <text:p text:style-name="Normal"/>
      <text:p text:style-name="Normal">insert into projectdawa.cd values (1,'bohemian rhapsody','Queen','1975');</text:p>
      <text:p text:style-name="Normal">insert into projectdawa.cd values (2,'thriller','Michael Jackson','1982');</text:p>
      <text:p text:style-name="Normal">insert into projectdawa.cd values (3,'nevermind','Nirvana','1991');</text:p>
      <text:p text:style-name="Normal">insert into projectdawa.cd values (4,'highway to hell','ACDC','1979');</text:p>
      <text:p text:style-name="Normal"/>
      <text:p text:style-name="Normal">insert into projectdawa.inventario values(1,'5');</text:p>
      <text:p text:style-name="Normal">insert into projectdawa.inventario values(2,'3');</text:p>
      <text:p text:style-name="Normal">insert into projectdawa.inventario values(3,'8');</text:p>
      <text:p text:style-name="Normal">insert into projectdawa.inventario values(4,'1');</text:p>
      <text:p text:style-name="Normal"/>
      <text:p text:style-name="Normal">insert into projectdawa.pedido(precio,fecha,email) values(4.60,'02/04/2019','miguel@mail.com');</text:p>
      <text:p text:style-name="Normal">insert into projectdawa.pedido(precio,fecha,email) values(3.5,'12/03/2019','miguel@mail.com');</text:p>
      <text:p text:style-name="Normal"/>
      <text:p text:style-name="Normal">insert into projectdawa.pedido(precio,fecha,email) values(7,'02/04/2019','ra@mail.com');</text:p>
      <text:p text:style-name="Normal">insert into projectdawa.pedido(precio,fecha,email)<text:s/>values(16.7,'02/04/2019','carlos@mail.com');</text:p>
      <text:p text:style-name="Normal"/>
      <text:soft-page-break/>
      <text:p text:style-name="Normal">insert into projectdawa.itemspedido values(1,3,1);</text:p>
      <text:p text:style-name="Normal">insert into projectdawa.itemspedido values(2,1,1);</text:p>
      <text:p text:style-name="Normal"/>
      <text:p text:style-name="Normal">insert into projectdawa.itemspedido values(3,2,2);</text:p>
      <text:p text:style-name="Normal">insert into projectdawa.itemspedido values(4,4,1);</text:p>
      <text:p text:style-name="Normal">insert into projectdawa.itemspedido values(4,2,1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ínez muras miguel</meta:initial-creator>
    <dc:creator>martínez muras miguel</dc:creator>
    <meta:creation-date>2019-04-02T16:31:00Z</meta:creation-date>
    <dc:date>2019-04-10T15:55:00Z</dc:date>
    <meta:template xlink:href="Normal.dotm" xlink:type="simple"/>
    <meta:editing-cycles>3</meta:editing-cycles>
    <meta:editing-duration>PT5940S</meta:editing-duration>
    <meta:document-statistic meta:page-count="4" meta:paragraph-count="6" meta:word-count="483" meta:character-count="3136" meta:row-count="22" meta:non-whitespace-character-count="2659"/>
  </office:meta>
</office:document-meta>
</file>